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Calibri" svg:font-family="Calibri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weight="bold" officeooo:rsid="00061df8" officeooo:paragraph-rsid="00061df8" style:font-weight-asian="bold" style:font-weight-complex="bold"/>
    </style:style>
    <style:style style:name="P2" style:family="paragraph" style:parent-style-name="Standard">
      <style:text-properties style:font-name="Calibri" fo:font-weight="bold" officeooo:rsid="00077f97" officeooo:paragraph-rsid="00077f97" style:font-weight-asian="bold" style:font-weight-complex="bold"/>
    </style:style>
    <style:style style:name="P3" style:family="paragraph" style:parent-style-name="Standard">
      <style:text-properties style:font-name="Calibri" fo:font-weight="normal" officeooo:rsid="00061df8" officeooo:paragraph-rsid="00061df8" style:font-weight-asian="normal" style:font-weight-complex="normal"/>
    </style:style>
    <style:style style:name="P4" style:family="paragraph" style:parent-style-name="Standard">
      <style:text-properties style:font-name="Calibri" fo:font-weight="normal" officeooo:rsid="00077f97" officeooo:paragraph-rsid="00077f97" style:font-weight-asian="normal" style:font-weight-complex="normal"/>
    </style:style>
    <style:style style:name="P5" style:family="paragraph" style:parent-style-name="Standard">
      <style:text-properties style:font-name="Calibri" fo:font-style="italic" fo:font-weight="normal" officeooo:rsid="00061df8" officeooo:paragraph-rsid="00061df8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style:font-name="Calibri" fo:font-style="italic" fo:font-weight="normal" officeooo:paragraph-rsid="00061df8" style:font-style-asian="italic" style:font-style-complex="italic"/>
    </style:style>
    <style:style style:name="P7" style:family="paragraph" style:parent-style-name="Standard">
      <style:text-properties style:font-name="Calibri" fo:font-style="normal" fo:font-weight="normal" officeooo:rsid="00061df8" officeooo:paragraph-rsid="00061df8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style:font-name="Calibri" fo:font-style="normal" fo:font-weight="normal" officeooo:rsid="00077f97" officeooo:paragraph-rsid="00077f97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style:font-name="Calibri" fo:font-style="normal" fo:font-weight="bold" officeooo:rsid="00061df8" officeooo:paragraph-rsid="00061df8" style:font-style-asian="normal" style:font-weight-asian="bold" style:font-style-complex="normal" style:font-weight-complex="bold"/>
    </style:style>
    <style:style style:name="T1" style:family="text">
      <style:text-properties fo:font-variant="normal" fo:text-transform="none" fo:color="#000000" style:font-name="monospace" fo:font-size="10.5pt" fo:letter-spacing="normal"/>
    </style:style>
    <style:style style:name="T2" style:family="text">
      <style:text-properties officeooo:rsid="00061df8" style:font-weight-asian="normal" style:font-weight-complex="normal"/>
    </style:style>
    <style:style style:name="T3" style:family="text">
      <style:text-properties officeooo:rsid="00077f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DDE09 Lab 5X report – johmy592 erino397</text:p>
      <text:p text:style-name="P7"/>
      <text:p text:style-name="P9">Problem 1:</text:p>
      <text:p text:style-name="P8">When trying ourselves we get an accuracy of about 0.8.</text:p>
      <text:p text:style-name="P8"/>
      <text:p text:style-name="P9">Problem 2:</text:p>
      <text:p text:style-name="P7">We tried training our embedding from lab5 on the oanc data. We discovered that the vocabulary missed many of the words in the toefl.txt file with threshold=100 in the make_vocab() method, so we tried to lower the threshold to 25 in order to include more words. The results were as follows:</text:p>
      <text:p text:style-name="P3"/>
      <text:p text:style-name="P5">Accuracy with threshold=100 (vocab size = 9 313): <text:tab/> <text:s/>0.425</text:p>
      <text:p text:style-name="P6"><text:span text:style-name="T2">Accuracy with threshhold=25 (vocab size = 22 577): <text:s/>0</text:span><text:span text:style-name="T1">.5125</text:span></text:p>
      <text:p text:style-name="P3"/>
      <text:p text:style-name="P3">For reference the vocab size when using the word2vec embedding on the same data set is 53 923.</text:p>
      <text:p text:style-name="P3"/>
      <text:p text:style-name="P1">Problem 3:</text:p>
      <text:p text:style-name="P3">It takes about <text:span text:style-name="T3">90</text:span> seconds to train the word2vec embedding on the oanc data.</text:p>
      <text:p text:style-name="P3"/>
      <text:p text:style-name="P1">Problem 4:</text:p>
      <text:p text:style-name="P4">We get an accuracy of 0.61.</text:p>
      <text:p text:style-name="P4"/>
      <text:p text:style-name="P2">Problem 5:</text:p>
      <text:p text:style-name="P4">Training the word2vec embedding on the wikki data takes around 10 minutes and gives an accuracy of 0.8. </text:p>
      <text:p text:style-name="P4"/>
      <text:p text:style-name="P4">So it takes 6.67 times longer to train on the wikki data and the accuracy is 1.33 times better.</text:p>
      <text:p text:style-name="P4">The oanc data contains 11.4 million words while the wikki data contains 124.3 million word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Calibri" svg:font-family="Calibri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0:59:57.926935789</meta:creation-date>
    <dc:date>2018-02-23T11:23:20.284180259</dc:date>
    <meta:editing-duration>PT18S</meta:editing-duration>
    <meta:editing-cycles>1</meta:editing-cycles>
    <meta:document-statistic meta:table-count="0" meta:image-count="0" meta:object-count="0" meta:page-count="1" meta:paragraph-count="16" meta:word-count="185" meta:character-count="1037" meta:non-whitespace-character-count="861"/>
    <meta:generator>LibreOffice/5.0.3.2$Linux_X86_64 LibreOffice_project/00m0$Build-2</meta:generator>
  </office:meta>
</office:document-meta>
</file>